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800000080074E3438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No_20_Spacing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No_20_Spacing" style:list-style-name="WWNum1"/>
    <style:style style:name="P3" style:family="paragraph" style:parent-style-name="No_20_Spacing" style:master-page-name="Standard">
      <style:paragraph-properties style:page-number="auto"/>
    </style:style>
    <style:style style:name="P4" style:family="paragraph">
      <style:paragraph-properties fo:text-align="center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5ab77" style:font-size-asian="14pt" style:font-name-complex="Times New Roman1" style:font-size-complex="14pt"/>
    </style:style>
    <style:style style:name="T3" style:family="text">
      <style:text-properties style:font-name="Times New Roman" fo:font-size="14pt" fo:language="fr" fo:country="CA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CA" style:font-size-asian="14pt" style:font-name-complex="Times New Roman1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text:anchor-type="paragraph" draw:z-index="0" draw:style-name="gr1" draw:text-style-name="P4" svg:width="9.66cm" svg:height="17.176cm" draw:transform="rotate (1.5707963267949) translate (-6.018cm 10.6574166666667cm)"><draw:image xlink:href="Pictures/10000000000004800000080074E3438A.jpg" xlink:type="simple" xlink:show="embed" xlink:actuate="onLoad"><text:p/></draw:image></draw:frame><text:span text:style-name="T2">A p</text:span><text:span text:style-name="T1">icture</text:span><text:span text:style-name="T1"> to help the wiring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23:54:00</meta:creation-date>
    <meta:initial-creator>dorsa nahid</meta:initial-creator>
    <dc:language>en-CA</dc:language>
    <dc:date>2016-12-09T19:10:20.863578816</dc:date>
    <meta:editing-cycles>1</meta:editing-cycles>
    <meta:editing-duration>PT24S</meta:editing-duration>
    <meta:generator>LibreOffice/4.2.8.2$Linux_x86 LibreOffice_project/420m0$Build-2</meta:generator>
    <meta:document-statistic meta:table-count="0" meta:image-count="0" meta:object-count="0" meta:page-count="1" meta:paragraph-count="1" meta:word-count="6" meta:character-count="29" meta:non-whitespace-character-count="24"/>
    <meta:template xlink:type="simple" xlink:actuate="onRequest" xlink:title="Normal.dotm" xlink:href=""/>
  </office:meta>
</office:document-meta>
</file>